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center" style:justify-single-word="false"/>
    </style:style>
    <style:style style:name="P3" style:family="paragraph" style:parent-style-name="Standard" style:list-style-name="WWNum1">
      <style:paragraph-properties fo:margin-top="0in" fo:margin-bottom="0in" fo:line-height="100%"/>
    </style:style>
    <style:style style:name="P4" style:family="paragraph" style:parent-style-name="Standard" style:list-style-name="WWNum2">
      <style:paragraph-properties fo:margin-top="0in" fo:margin-bottom="0in" fo:line-height="100%"/>
    </style:style>
    <style:style style:name="P5" style:family="paragraph" style:parent-style-name="Standard" style:list-style-name="WWNum3">
      <style:paragraph-properties fo:margin-top="0in" fo:margin-bottom="0in" fo:line-height="100%"/>
    </style:style>
    <style:style style:name="P6" style:family="paragraph" style:parent-style-name="Standard" style:list-style-name="WWNum4">
      <style:paragraph-properties fo:margin-top="0in" fo:margin-bottom="0in" fo:line-height="100%"/>
    </style:style>
    <style:style style:name="P7" style:family="paragraph" style:parent-style-name="Standard" style:list-style-name="WWNum5">
      <style:paragraph-properties fo:margin-top="0in" fo:margin-bottom="0in" fo:line-height="100%"/>
    </style:style>
    <style:style style:name="P8" style:family="paragraph" style:parent-style-name="Standard">
      <style:paragraph-properties fo:margin-top="0in" fo:margin-bottom="0in" fo:line-height="100%" fo:text-align="end" style:justify-single-word="false"/>
    </style:style>
    <style:style style:name="P9" style:family="paragraph" style:parent-style-name="Standard" style:list-style-name="WWNum6">
      <style:paragraph-properties fo:margin-top="0in" fo:margin-bottom="0in" fo:line-height="100%"/>
    </style:style>
    <style:style style:name="P10" style:family="paragraph" style:parent-style-name="Standard" style:list-style-name="WWNum7">
      <style:paragraph-properties fo:margin-top="0in" fo:margin-bottom="0in" fo:line-height="100%"/>
    </style:style>
    <style:style style:name="P11" style:family="paragraph" style:parent-style-name="Standard">
      <style:paragraph-properties fo:margin-top="0in" fo:margin-bottom="0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13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fo:color="#000000" style:font-name="Arial1" style:font-name-asian="Times New Roman1" style:font-name-complex="Arial2"/>
    </style:style>
    <style:style style:name="P14" style:family="paragraph" style:parent-style-name="Standard">
      <style:paragraph-properties fo:margin-top="0in" fo:margin-bottom="0.1665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fo:color="#000000" style:font-name="Arial1" style:font-name-asian="Times New Roman1" style:font-name-complex="Arial2"/>
    </style:style>
    <style:style style:name="T2" style:family="text">
      <style:text-properties fo:color="#000000" style:font-name="Arial1" fo:font-size="14pt" fo:font-weight="bold" style:font-name-asian="Times New Roman1" style:font-size-asian="14pt" style:font-weight-asian="bold" style:font-name-complex="Arial2" style:font-size-complex="14pt" style:font-weight-complex="bold"/>
    </style:style>
    <style:style style:name="T3" style:family="text">
      <style:text-properties fo:color="#000000" style:font-name="Arial1" fo:font-size="12pt" fo:font-weight="bold" style:font-name-asian="Times New Roman1" style:font-size-asian="12pt" style:font-weight-asian="bold" style:font-name-complex="Arial2" style:font-size-complex="12pt" style:font-weight-complex="bold"/>
    </style:style>
    <style:style style:name="T4" style:family="text">
      <style:text-properties fo:color="#000000" style:font-name="Arial1" fo:font-size="12pt" fo:font-style="italic" fo:font-weight="bold" style:font-name-asian="Times New Roman1" style:font-size-asian="12pt" style:font-style-asian="italic" style:font-weight-asian="bold" style:font-name-complex="Arial2" style:font-size-complex="12pt" style:font-style-complex="italic" style:font-weight-complex="bold"/>
    </style:style>
    <style:style style:name="T5" style:family="text">
      <style:text-properties fo:color="#000000" style:font-name="Arial1" fo:font-style="italic" style:font-name-asian="Times New Roman1" style:font-style-asian="italic" style:font-name-complex="Arial2" style:font-style-complex="italic"/>
    </style:style>
    <style:style style:name="T6" style:family="text">
      <style:text-properties fo:color="#000000" style:font-name="Arial1" fo:font-style="italic" fo:font-weight="bold" style:font-name-asian="Times New Roman1" style:font-style-asian="italic" style:font-weight-asian="bold" style:font-name-complex="Arial2" style:font-style-complex="italic" style:font-weight-complex="bold"/>
    </style:style>
    <style:style style:name="T7" style:family="text">
      <style:text-properties fo:color="#000000" style:font-name="Arial1" fo:font-weight="bold" style:font-name-asian="Times New Roman1" style:font-weight-asian="bold" style:font-name-complex="Arial2" style:font-weight-complex="bold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Sarah T. Mirabile</text:span></text:p>
      <text:p text:style-name="P2"><text:span text:style-name="T1">383 Poole Circle Newfield, NY 14867</text:span></text:p>
      <text:p text:style-name="P2"><text:span text:style-name="T1">mirabilest13@mounties.mansfield.edu</text:span></text:p>
      <text:p text:style-name="P2"><text:span text:style-name="T1">(607) 376-8150</text:span></text:p>
      <text:p text:style-name="P2"><text:span text:style-name="T1">_____________________________________________________________________</text:span></text:p>
      <text:p text:style-name="P11"/>
      <text:p text:style-name="P1"><text:span text:style-name="T3">Objective:</text:span></text:p>
      <text:p text:style-name="P11"/>
      <text:p text:style-name="P1"><text:span text:style-name="T1">To obtain a position as a Youth Division Aide</text:span></text:p>
      <text:p text:style-name="P11"/>
      <text:p text:style-name="P1"><text:span text:style-name="T3">Education: </text:span></text:p>
      <text:p text:style-name="P11"/>
      <text:p text:style-name="P1"><text:span text:style-name="T1">Mansfield University of Pennsylvania <text:s/>Mansfield, PA <text:s/>December 2015 (anticipated)</text:span></text:p>
      <text:p text:style-name="P1"><text:span text:style-name="T1"><text:s text:c="5"/>Degree: Bachelor of Science in Psychology, Counseling and Life Span concentration </text:span></text:p>
      <text:p text:style-name="P11"/>
      <text:p text:style-name="P1"><text:span text:style-name="T3">Employment History: </text:span></text:p>
      <text:p text:style-name="P11"/>
      <text:p text:style-name="P1"><text:span text:style-name="T4">Intern</text:span><text:span text:style-name="T1"> - Ithaca Community Childcare Center, Ithaca, NY 14850 </text:span></text:p>
      <text:p text:style-name="P1"><text:span text:style-name="T1">August 2015 - Present</text:span></text:p>
      <text:list xml:id="list1386804604436133566" text:style-name="WWNum1">
        <text:list-item>
          <text:p text:style-name="P3"><text:span text:style-name="T1">Communicate effectively with infants, toddlers, their parents and other staff</text:span></text:p>
        </text:list-item>
        <text:list-item>
          <text:p text:style-name="P3"><text:span text:style-name="T1">Provide nurturing care to infants and toddlers enrolled </text:span></text:p>
        </text:list-item>
        <text:list-item>
          <text:p text:style-name="P3"><text:span text:style-name="T1">Conduct and document developmental screenings and assessments of children</text:span></text:p>
        </text:list-item>
      </text:list>
      <text:p text:style-name="P11"/>
      <text:p text:style-name="P1"><text:span text:style-name="T4">Assistant Teacher</text:span><text:span text:style-name="T1"> - Ithaca Montessori School, Ithaca, NY 14850 </text:span></text:p>
      <text:p text:style-name="P1"><text:span text:style-name="T1">June 2015 - August 2015</text:span></text:p>
      <text:list xml:id="list122803545663107074" text:style-name="WWNum2">
        <text:list-item>
          <text:p text:style-name="P4"><text:span text:style-name="T1">Encouraged children to have a desire for independance</text:span></text:p>
        </text:list-item>
        <text:list-item>
          <text:p text:style-name="P4"><text:span text:style-name="T1">Fostered a high sense of self-esteem</text:span></text:p>
        </text:list-item>
        <text:list-item>
          <text:p text:style-name="P4"><text:span text:style-name="T1">Helped children master social skills and knowledge</text:span></text:p>
        </text:list-item>
      </text:list>
      <text:p text:style-name="P11"/>
      <text:p text:style-name="P1"><text:span text:style-name="T6">Daycare Teacher </text:span><text:span text:style-name="T1">- Leaps and Bounds Learning Center, Troy, PA 16947</text:span></text:p>
      <text:p text:style-name="P1"><text:span text:style-name="T1">May 2014 - May 2015</text:span></text:p>
      <text:list xml:id="list7191570151280500433" text:style-name="WWNum3">
        <text:list-item>
          <text:p text:style-name="P5"><text:span text:style-name="T1">Prepared materials for classroom activities</text:span></text:p>
        </text:list-item>
        <text:list-item>
          <text:p text:style-name="P5"><text:span text:style-name="T1">Attended professional workshops to maintain and improve teaching competence </text:span></text:p>
        </text:list-item>
        <text:list-item>
          <text:p text:style-name="P5"><text:span text:style-name="T1">Identified children showing signs of emotional, developmental, or health-related problems and discussed them with supervisors, and parents or guardians</text:span></text:p>
        </text:list-item>
      </text:list>
      <text:p text:style-name="P11"/>
      <text:p text:style-name="P1"><text:span text:style-name="T6">America Reads Tutor </text:span><text:span text:style-name="T1">- W.R. Croman Elementary School, Troy, PA 16947 </text:span></text:p>
      <text:p text:style-name="P1"><text:span text:style-name="T1">February 2014 - May 2014</text:span></text:p>
      <text:list xml:id="list6231352618499662329" text:style-name="WWNum4">
        <text:list-item>
          <text:p text:style-name="P6"><text:span text:style-name="T1">Assisted K-3 aged children in the development of reading skills and enjoyment</text:span></text:p>
        </text:list-item>
        <text:list-item>
          <text:p text:style-name="P6"><text:span text:style-name="T1">Engaged children in academic activities one-on-one or in small groups</text:span></text:p>
        </text:list-item>
        <text:list-item>
          <text:p text:style-name="P6"><text:span text:style-name="T1">Collaborated with program director and classroom teachers to assess students’ needs and how to best address them</text:span></text:p>
        </text:list-item>
      </text:list>
      <text:p text:style-name="P13"/>
      <text:p text:style-name="P1"><text:span text:style-name="T6">Advocate </text:span><text:span text:style-name="T1">- HAVEN of Tioga County - Wellsboro, PA 16901</text:span></text:p>
      <text:p text:style-name="P1"><text:span text:style-name="T1">April 2013 - May 2014</text:span></text:p>
      <text:list xml:id="list3277855300692712919" text:style-name="WWNum5">
        <text:list-item>
          <text:p text:style-name="P7"><text:span text:style-name="T1">Provided crisis counseling to clients</text:span></text:p>
        </text:list-item>
        <text:list-item>
          <text:p text:style-name="P7"><text:span text:style-name="T1">Supported clients by taking on-call hotline shifts</text:span></text:p>
        </text:list-item>
        <text:list-item>
          <text:p text:style-name="P7"><text:span text:style-name="T1">Helped clients fill out Protection from Abuse (PFA) orders</text:span></text:p>
        </text:list-item>
      </text:list>
      <text:p text:style-name="P14"/>
      <text:p text:style-name="P8"><text:bookmark text:name="_GoBack"/><text:soft-page-break/><text:span text:style-name="T6">Sarah T. Mirabile</text:span></text:p>
      <text:p text:style-name="P8"><text:span text:style-name="T6">383 Poole Circle Newfield, NY 14867</text:span></text:p>
      <text:p text:style-name="P8"><text:span text:style-name="T6">(607) 379- 8150</text:span></text:p>
      <text:p text:style-name="P11"/>
      <text:p text:style-name="P1"><text:span text:style-name="T6">Women’s Center Student Worker</text:span><text:span text:style-name="T1"> - Mansfield University, Mansfield, PA 16933</text:span></text:p>
      <text:p text:style-name="P1"><text:span text:style-name="T1">January 2013 - May 2014</text:span></text:p>
      <text:list xml:id="list493253828451849486" text:style-name="WWNum6">
        <text:list-item>
          <text:p text:style-name="P9"><text:span text:style-name="T1">General office work: making copies, answering phones, filing, data entry</text:span></text:p>
        </text:list-item>
        <text:list-item>
          <text:p text:style-name="P9"><text:span text:style-name="T1">Helped with programming and setting up events</text:span></text:p>
        </text:list-item>
        <text:list-item>
          <text:p text:style-name="P9"><text:span text:style-name="T1">Fostered an environment that promoted gender equality</text:span></text:p>
        </text:list-item>
      </text:list>
      <text:p text:style-name="P11"/>
      <text:p text:style-name="P1"><text:span text:style-name="T7">Activities/Organizations:</text:span></text:p>
      <text:p text:style-name="P11"/>
      <text:list xml:id="list1341771675265892709" text:style-name="WWNum7">
        <text:list-item>
          <text:p text:style-name="P10"><text:span text:style-name="T1">Students Advocating for Everyone, President<text:tab/>September 2013 - September 2014</text:span></text:p>
        </text:list-item>
        <text:list-item>
          <text:p text:style-name="P10"><text:span text:style-name="T5">Flashlight</text:span><text:span text:style-name="T1"> Student Newspaper, Staff Writer<text:tab/><text:tab/>January 2013 - May 2013</text:span></text:p>
        </text:list-item>
        <text:list-item>
          <text:p text:style-name="P10"><text:span text:style-name="T1">Gay and Lesbian Outreach, Club Member <text:tab/> <text:tab/>August 2012 - May 2013</text:span></text:p>
        </text:list-item>
        <text:list-item>
          <text:p text:style-name="P10"><text:span text:style-name="T1">Deer Crossing Marine Corps League, Volunteer <text:s text:c="5"/>January 2007 - June 2012</text:span></text:p>
        </text:list-item>
      </text:list>
      <text:p text:style-name="P11"/>
      <text:p text:style-name="P1"><text:span text:style-name="T7">References:</text:span></text:p>
      <text:p text:style-name="P11"/>
      <text:p text:style-name="P1"><text:span text:style-name="T7">Dr. Karri Verno<text:tab/><text:tab/> Kristin Campagnolo <text:tab/> <text:s text:c="11"/>Sarah (Cassie) Estep</text:span></text:p>
      <text:p text:style-name="P1"><text:span text:style-name="T1">Dept. of Psychology<text:tab/><text:tab/> Executive Director <text:tab/><text:tab/><text:tab/>Owner/Director</text:span></text:p>
      <text:p text:style-name="P1"><text:span text:style-name="T1">Mansfield University <text:tab/> <text:s text:c="12"/>Ithaca Montessori Schoo <text:s text:c="17"/>Leaps and Bounds </text:span></text:p>
      <text:p text:style-name="P1"><text:span text:style-name="T1">71 S Academy St. <text:tab/> <text:tab/> 12 Ascot Pl. <text:tab/><text:tab/><text:tab/> <text:s text:c="11"/>122 E. Main St.</text:span></text:p>
      <text:p text:style-name="P1"><text:span text:style-name="T1">Mansfield, PA 16933<text:tab/><text:tab/> Ithaca, NY 14850<text:tab/><text:tab/><text:tab/>Troy, PA 16947</text:span></text:p>
      <text:p text:style-name="P1"><text:span text:style-name="T1">(570) 662 - 4775 <text:tab/> <text:s text:c="4"/><text:tab/> (607) 266 - 0788<text:tab/><text:tab/><text:tab/> (570) 297 - 5473</text:span></text:p>
      <text:p text:style-name="Standard"><text:span text:style-name="T8"><text:line-break/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sychLab</meta:initial-creator>
    <dc:creator>Sarah Mirabile</dc:creator>
    <meta:editing-cycles>2</meta:editing-cycles>
    <meta:print-date>2015-09-02T18:15:00</meta:print-date>
    <meta:creation-date>2015-09-02T18:05:00</meta:creation-date>
    <dc:date>2015-11-28T13:59:16.19</dc:date>
    <meta:editing-duration>PT1H48M3S</meta:editing-duration>
    <meta:generator>OpenOffice/4.1.1$Win32 OpenOffice.org_project/411m6$Build-9775</meta:generator>
    <meta:document-statistic meta:table-count="0" meta:image-count="0" meta:object-count="0" meta:page-count="2" meta:paragraph-count="57" meta:word-count="432" meta:character-count="2941"/>
    <meta:user-defined meta:name="AppVersion">15.0000</meta:user-defined>
    <meta:user-defined meta:name="Company">Mansfield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